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4.93mm"/>
    </style:style>
    <style:style style:name="co2" style:family="table-column">
      <style:table-column-properties fo:break-before="auto" style:column-width="20.9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3.0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98.13mm"/>
    </style:style>
    <style:style style:name="co7" style:family="table-column">
      <style:table-column-properties fo:break-before="auto" style:column-width="30.76mm"/>
    </style:style>
    <style:style style:name="co8" style:family="table-column">
      <style:table-column-properties fo:break-before="auto" style:column-width="92.67mm"/>
    </style:style>
    <style:style style:name="co9" style:family="table-column">
      <style:table-column-properties fo:break-before="auto" style:column-width="23.41mm"/>
    </style:style>
    <style:style style:name="co10" style:family="table-column">
      <style:table-column-properties fo:break-before="auto" style:column-width="32.95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23mm" fo:break-before="auto" style:use-optimal-row-height="false"/>
    </style:style>
    <style:style style:name="ro4" style:family="table-row">
      <style:table-row-properties style:row-height="24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ed1c24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wrap-option="wrap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mm"/>
      <style:text-properties fo:color="#ed1c24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d1c24" style:text-align-source="fix" style:repeat-content="false" fo:wrap-option="wrap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transparent" fo:wrap-option="wrap" style:vertical-align="middle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f200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ed1c24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7" style:family="table-cell" style:parent-style-name="Default">
      <style:table-cell-properties fo:border-bottom="none" fo:background-color="#72bf44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order-bottom="0.06pt solid #000000" fo:background-color="#fff2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fo:background-color="#ed1c24" style:text-align-source="fix" style:repeat-content="false" fo:wrap-option="wrap" fo:border-left="none" fo:border-right="none" fo:border-top="0.06pt solid #000000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aa61a" fo:font-weight="bold" style:font-weight-asian="bold" style:font-weight-complex="bold"/>
    </style:style>
    <style:style style:name="ce67" style:family="table-cell" style:parent-style-name="Default">
      <style:table-cell-properties fo:border-bottom="none" fo:background-color="#faa61a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xml-diplo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3"/>
        <table:table-column table:style-name="co5" table:number-columns-repeated="1020" table:default-cell-style-name="Default"/>
        <table:table-row table:style-name="ro1">
          <table:table-cell table:style-name="ce1"/>
          <table:table-cell table:style-name="ce5" office:value-type="string" calcext:value-type="string">
            <text:p>FICHIER VALIDE</text:p>
          </table:table-cell>
          <table:table-cell table:style-name="ce11" office:value-type="string" calcext:value-type="string">
            <text:p>MÉTADONNÉES COMPLÈTES</text:p>
          </table:table-cell>
          <table:table-cell table:style-name="ce1"/>
          <table:table-cell table:style-name="ce19" table:number-columns-repeated="1020"/>
        </table:table-row>
        <table:table-row table:style-name="ro2">
          <table:table-cell table:style-name="ce2" office:value-type="string" calcext:value-type="string">
            <text:p>aguesseau_remarques-discours_1759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alletz_avertissement-lecons-de-thalie_1751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anonyme_lettre-clairon_1761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anonyme_lettre-professeur-theologie_1759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anselme_sermons-avent_1771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aillet_mr-de-moliere_1725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alzac-jean-louis-guez-de_responce-a-deux-questions_1646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ayle_chocquet-louis_1722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erthier_compte-rendu-ramire_1753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odin_censure_1576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oileau-losme_lettres-sur-comedie_170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oone_theatre_1843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oyer_preface-judith_1695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uzonniere_essai-comedie_176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ampigneulles_reponse-sur-les-spectacles_1758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halucet_ordonnances-synodalles_170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happuzeau_theatre-francois_167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harpentier_causes-decadence-01_175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harpentier_causes-decadence-02_175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haudon_homme-du-monde_1774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henier_liberte-du-theatre_1789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hevassu_danses-comedies-mascarades_1753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lement_maximes_1753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lement_sermon-spectacles_1772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ollet_comedie_1764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roiset_carnaval_177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roiset_spectacles_177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yprien-de-carthage_epitre-a-donat_157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yprien-de-carthage_epitre-a-eucratius_157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yprien-de-carthage_epitre-contre-les-basteleurs_157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yprien-de-carthage_traite-spectacles_1640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daniel-de-paris_conference-comedie_1742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desprez-de-boissy_lettres-t-1_1779.xml 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desprez-de-boissy_lettres-t-2_1780.xml 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drouas_instructions_178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du-coudray_lettre-au-public_1777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fagan_nouvelles-observations_1760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feller_reflexions_1822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acon_satire-a-bossuet_169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arnier_education-civile_1765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ery_sermons-pour-careme_1788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regoire-pierre_spectaculis_1582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resset_lettre-sur-comedie_1759.xml 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ros-de-besplas_grands-capitale_1768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ros-de-besplas_observations-reforme_1768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uillore_entretien-comedie_168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hache_criticomanie-01_1819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2" office:value-type="string" calcext:value-type="string">
            <text:p>hache_criticomanie-02_1819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harel_vraie-philosophie_1783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heliodore-de-paris_discours-des-comedies_1684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houdry_sermon-spectacles_1700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irailh_spectacles_1761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joly_lettres-historiques-et-critiques_1762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feuille_theologie-du-cœur_1724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0_1768.xml 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1_176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2_176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3_1773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4_1773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5_1773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6_177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7_1775.xml 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8_1776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9_1776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20_177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5_1766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6_176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7_1768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8_1769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9_1772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my_comedies-et-tragedies_1668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nguet-de-gergy_sentimens_173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e-franc-de-pompignan_lettre-racine_1773.xml 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e-loyer_discours-spectres_1586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eboeuf_paradoxes-contemptibles-rousseau_1760.xml 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mahy_comedie-contraire_175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marchant_image-vray-chrestien_1638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massillon_petit-nombre-des-elus_1705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meusy_spectacles_1770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millin-de-grandmaison_liberte-du-theatre_1790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montargon_spectacles_175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nicolas-de-dijon_pharaon-reprouve_1685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nougaret_art-du-theatre-t01_1769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nougaret_art-du-theatre-t02_1769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pavillon_refus-absolution_1670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poree_theatrum_1735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@resp="translator"</text:p>
          </table:table-cell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pure_idee-des-spectacles_166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abelleau_dissertation_1769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acine-louis_traite-poesie-dramatique_1752.xml 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estif-de-la-bretonne_mimographe_1770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ichard-et-giraud_spectacles_1772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ochechouart_mandement-comedie_1695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ochechouart_mandement-tragedies_169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ousseau-jean-jacques_imitation-theatrale_176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ousseau-thomas_lettre-spectacles_1781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sable_maxime-081_167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savaron_traitte-masques_160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schynckele_dissertation_1744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selis_lettre_1789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thiers-jean-baptiste_comedie-defendue_1686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trebuchet_lettre_1759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vernon_apologie_1762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villaret_considerations_175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Default"/>
          <table:table-cell table:style-name="ce15"/>
          <table:table-cell table:style-name="ce4"/>
          <table:table-cell table:number-columns-repeated="1020"/>
        </table:table-row>
        <table:table-row table:style-name="ro1">
          <table:table-cell table:style-name="ce4"/>
          <table:table-cell table:style-name="ce9" office:value-type="string" calcext:value-type="string">
            <text:p>FICHIERS VALIDES</text:p>
          </table:table-cell>
          <table:table-cell table:style-name="ce16" office:value-type="string" calcext:value-type="string">
            <text:p>FICHIERS INVALIDES</text:p>
          </table:table-cell>
          <table:table-cell table:style-name="ce4"/>
          <table:table-cell table:number-columns-repeated="1020"/>
        </table:table-row>
        <table:table-row table:style-name="ro2">
          <table:table-cell table:style-name="ce4" office:value-type="string" calcext:value-type="string">
            <text:p>Nombre de fichiers valides</text:p>
          </table:table-cell>
          <table:table-cell table:style-name="ce10" table:formula="of:=SUM([.B2:.B104])" office:value-type="float" office:value="95" calcext:value-type="float">
            <text:p>95</text:p>
          </table:table-cell>
          <table:table-cell table:style-name="ce15" table:formula="of:=SUM([.B110]-[.B108])" office:value-type="float" office:value="8" calcext:value-type="float">
            <text:p>8</text:p>
          </table:table-cell>
          <table:table-cell table:style-name="ce4"/>
          <table:table-cell table:number-columns-repeated="1020"/>
        </table:table-row>
        <table:table-row table:style-name="ro2">
          <table:table-cell table:style-name="ce4" office:value-type="string" calcext:value-type="string">
            <text:p>Nombre de fichiers avec métadonnées correctes</text:p>
          </table:table-cell>
          <table:table-cell table:style-name="ce10" table:formula="of:=SUM([.C2:.C105])" office:value-type="float" office:value="51" calcext:value-type="float">
            <text:p>51</text:p>
          </table:table-cell>
          <table:table-cell table:style-name="ce15" table:formula="of:=SUM([.B110]-[.B109])" office:value-type="float" office:value="52" calcext:value-type="float">
            <text:p>52</text:p>
          </table:table-cell>
          <table:table-cell table:style-name="ce4"/>
          <table:table-cell table:number-columns-repeated="1020"/>
        </table:table-row>
        <table:table-row table:style-name="ro3">
          <table:table-cell table:style-name="ce4" office:value-type="string" calcext:value-type="string">
            <text:p>Nombre de fichiers : </text:p>
          </table:table-cell>
          <table:table-cell table:style-name="ce10" office:value-type="float" office:value="103" calcext:value-type="float">
            <text:p>103</text:p>
          </table:table-cell>
          <table:table-cell table:style-name="Default"/>
          <table:table-cell table:number-columns-repeated="1021"/>
        </table:table-row>
        <table:table-row table:style-name="ro4">
          <table:table-cell table:number-columns-repeated="2"/>
          <table:table-cell table:style-name="ce3" office:value-type="string" calcext:value-type="string">
            <text:p>Le problème vient de : </text:p>
            <text:p>- et/ou title (contenu non conforme)</text:p>
            <text:p><text:span text:style-name="T1">- et/ou author (manque la @ref)</text:span></text:p>
            <text:p>- et/ou bibl (contenu non conforme)</text:p>
            <text:p>- et/ou langage (xml:lang="fre")</text:p>
            <text:p>- et/ou indo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7"/>
          <table:table-cell table:number-columns-repeated="1021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xml" table:style-name="ta1">
        <office:forms form:automatic-focus="false" form:apply-design-mode="false"/>
        <table:table-column table:style-name="co6" table:default-cell-style-name="Default"/>
        <table:table-column table:style-name="co5" table:default-cell-style-name="ce22"/>
        <table:table-column table:style-name="co7" table:default-cell-style-name="ce22"/>
        <table:table-column table:style-name="co5" table:number-columns-repeated="1021" table:default-cell-style-name="Default"/>
        <table:table-row table:style-name="ro1">
          <table:table-cell table:style-name="ce19"/>
          <table:table-cell table:style-name="ce5" office:value-type="string" calcext:value-type="string">
            <text:p>FICHIER VALIDE</text:p>
          </table:table-cell>
          <table:table-cell table:style-name="ce5" office:value-type="string" calcext:value-type="string">
            <text:p>MÉTADONNÉES COMPLÈTES</text:p>
          </table:table-cell>
          <table:table-cell table:style-name="ce65" office:value-type="string" calcext:value-type="string">
            <text:p>&lt;QUOTE&gt;</text:p>
          </table:table-cell>
          <table:table-cell table:style-name="ce23" table:number-columns-repeated="1020"/>
        </table:table-row>
        <table:table-row table:style-name="ro2">
          <table:table-cell table:style-name="ce18" office:value-type="string" calcext:value-type="string">
            <text:p>adibert_avis_1687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alembert_lettre-rousseau_1759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anon_instructions-divers-sujets_1710_convert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anonyme_affaire-parlement-paris_1541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anonyme_caracteres-ecriture-sainte_1698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anonyme_compte-rendu-angl-conversation_1761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anonyme_honneur-theatre_1620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anonyme_instruction-chretienne-education_1687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anonyme_lettre-comedie-imposteur_1667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anonyme_lettre-ecclesiastique_1671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anonyme_lettre-observations-festin_1665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anonyme_nouveaux-essais-morale_1691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anonyme_recit-comedie_1607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anonyme_reponse-observations-festin_1665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aubignac_dissertation_1666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auzou_discours-plaisirs-populaires_1834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bardou_epistre_1694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bastide_lettre-rousseau_1758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beaulieu_premiere-atteinte_1603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bellegarde_lettres-curieuses_1702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benoist_petit-fragment-catechistic_1579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51" office:value-type="string" calcext:value-type="string">
            <text:p>bibliographie_querelle-france_2019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bibliographie</text:p>
          </table:table-cell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boieldieu_influence-theatre_1804-convert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boll_histoire-pittoresque-des-passions_1846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bonnefons_science-chrestien_1646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borromee_traite-contre-danses_1664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bossuet_maximes-reflexions-comedie_1694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bourdaloue_sermons_1768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bouree_sermon-contre-comedie_1705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boursault_lettre-archeveque-paris_1694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boursault_lettre-marquise_1697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bretteville_essais-sermons_1697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caffaro_lettre-theologien-illustre_1694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camel_influence-theatres_1822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camus_lecons-exemplaires_163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cellot_panegyrici_163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cernay_pedagogue-familles-chrestiennes_166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chatel_discours-sur-spectacles_183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conti_traite-de-la-comedie_166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cordier_famille-sainte_166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courbeville-collier_critique-theatre-anglois_1715-convert.xml 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coustel_sentimens-des-peres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coyer_voyage-en-italie_177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dancourt_lettre-a-freron_176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dancourt_lettre-rousseau_175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daucour_reponse_166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flechier_lettre-abbe-menard_178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flechier_mandemens_171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gaule_conviction_160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gerbais_lettre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goibaud-dubois_reponse_166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gousset_theologie-morale_184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guillot-gorju_apologie_163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henin_des-comediens_182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henin_encore-des-comediens_182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huerne_epitre_1761.xml 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hulot_instructions-sur-spectacles_182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jurieu_traite-devotion_167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la-barre_lettre-apologetique_164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la-feuille_theologie-du-cœur_172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la-font-de-saint-yenne_lettre-a-gresset_175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la-grange_refutation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la-mare_traite-police_170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la-placette_reflexions-chretiennes_170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la-porte_prologue_160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la-tour_reflexions-t1_176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la-tour_reflexions-t2_176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la-tour_reflexions-t3_176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la-tour_reflexions-t4_1763_convert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lalouette_histoire-de-la-comedie_1697.xml 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lamet-fromageau_dictionnaire-cas-conscience_173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laval_laval-a-rousseau_175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le-gendre_memoires_186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lebrun_discours_173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lejeune_missionnaire-oratoire_168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lelevel_entretiens-honnete-homme_169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lelevel_reponse-a-la-lettre-d-un-theologien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lemarcant_conduite-du-vrai-chretien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louis-xiii_declaration_164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mariana_de-spectaculis_159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mariana_de-spectaculis_160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marmontel_apologie-du-theatre_175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masse_imposture-et-tromperie_157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mesle_essai-sur-comedie_175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mezieres_critique-livre-contre-spectacles_176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minucius-trad-perrot_octavius_167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montaigne_essais_158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murray_danger-des-spectacles_182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nicole_lettre102_167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nicole_traite-de-la-comedie_166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nicole_traite-de-la-comedie_167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nogaret_sur-spectacles_180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ottonelli_della-christiana-moderatione-qualita_164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ottonelli_della-cristiana-nodi_164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pad_des_comediens_182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patrizi-trad-trigou_republique_158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pegurier_decision-faite-en-sorbonne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pegurier_refutation-des-sentiments-relaches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petit_apologie_176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pontas_dictionnaire-cas-conscience_172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racine_lettre-apologistes_166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racine_lettre-auteur-heresies_166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racine_preface_180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ratye_influence-scene-sur-moeurs_183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riccoboni_reformation_176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rivet_de-theatralibus_163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rivet_instruction-chretienne_163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rochemont_observations_166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rolland-du-plessis_remonstrances-au-roi_158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rousseau_lettre-a-d-alembert_175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saint-evremond_de-la-tragedie_169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saint-pierre_projet-spectacles-utiles_172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secousse_lettre-cure_176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senancour_de_quelques_naives_coutumes_182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senault_monarque_166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soanen_sermons_176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sorel_connaissance-bons-livres_167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suffren_annee-chretienne_164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tertullien-trad-caubere_traite-spectacles_173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tilenus_traite_160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varet_education-chretienne-enfants_166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veron_discipline-eglises-reformees_164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villiers_entretien-tragedies_167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vincent_traite-des-theatres_164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voisin_defense-traite_167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ximenez_lettre-rousseau_175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yves_agent-dieu_165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style-name="ce18" office:value-type="string" calcext:value-type="string">
            <text:p>yves_morales-chrestiennes_164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8" table:number-columns-repeated="1020"/>
        </table:table-row>
        <table:table-row table:style-name="ro2">
          <table:table-cell table:number-columns-repeated="3"/>
          <table:table-cell table:style-name="ce18"/>
          <table:table-cell table:number-columns-repeated="1020"/>
        </table:table-row>
        <table:table-row table:style-name="ro2">
          <table:table-cell table:style-name="ce52"/>
          <table:table-cell table:style-name="ce57" office:value-type="string" calcext:value-type="string">
            <text:p>VERT</text:p>
          </table:table-cell>
          <table:table-cell table:style-name="ce60" office:value-type="string" calcext:value-type="string">
            <text:p>METADONNEES</text:p>
          </table:table-cell>
          <table:table-cell table:style-name="ce67" office:value-type="string" calcext:value-type="string">
            <text:p>&lt;QUOTE&gt;</text:p>
          </table:table-cell>
          <table:table-cell table:number-columns-repeated="1020"/>
        </table:table-row>
        <table:table-row table:style-name="ro2">
          <table:table-cell table:style-name="ce53" office:value-type="string" calcext:value-type="string">
            <text:p>TO DO </text:p>
          </table:table-cell>
          <table:table-cell table:style-name="ce58" table:formula="of:=SUM(128-[.B133])" office:value-type="float" office:value="3" calcext:value-type="float">
            <text:p>3</text:p>
          </table:table-cell>
          <table:table-cell table:style-name="ce62" table:formula="of:=SUM(128-[.C133])" office:value-type="float" office:value="94" calcext:value-type="float">
            <text:p>94</text:p>
          </table:table-cell>
          <table:table-cell table:style-name="ce68" table:formula="of:=SUM(128-[.D133])" office:value-type="float" office:value="94" calcext:value-type="float">
            <text:p>94</text:p>
          </table:table-cell>
          <table:table-cell table:number-columns-repeated="1020"/>
        </table:table-row>
        <table:table-row table:style-name="ro2">
          <table:table-cell table:style-name="ce53" office:value-type="string" calcext:value-type="string">
            <text:p>DONE </text:p>
          </table:table-cell>
          <table:table-cell table:style-name="ce58" table:formula="of:=SUM([.B2:.B129])" office:value-type="float" office:value="125" calcext:value-type="float">
            <text:p>125</text:p>
          </table:table-cell>
          <table:table-cell table:style-name="ce62" table:formula="of:=SUM([.C2:.C129])" office:value-type="float" office:value="34" calcext:value-type="float">
            <text:p>34</text:p>
          </table:table-cell>
          <table:table-cell table:style-name="ce68" table:formula="of:=SUM([.D2:.D129])" office:value-type="float" office:value="34" calcext:value-type="float">
            <text:p>34</text:p>
          </table:table-cell>
          <table:table-cell table:number-columns-repeated="1020"/>
        </table:table-row>
        <table:table-row table:style-name="ro2">
          <table:table-cell table:style-name="ce53" office:value-type="string" calcext:value-type="string">
            <text:p>Nombre total de fichiers : </text:p>
          </table:table-cell>
          <table:table-cell table:style-name="ce59" office:value-type="float" office:value="128" calcext:value-type="float">
            <text:p>128</text:p>
          </table:table-cell>
          <table:table-cell table:style-name="ce64"/>
          <table:table-cell table:style-name="ce69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10484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ig-done" table:style-name="ta1">
        <table:table-column table:style-name="co8" table:default-cell-style-name="Default"/>
        <table:table-column table:style-name="co9" table:default-cell-style-name="ce22"/>
        <table:table-column table:style-name="co10" table:default-cell-style-name="ce22"/>
        <table:table-column table:style-name="co5" table:number-columns-repeated="1021" table:default-cell-style-name="Default"/>
        <table:table-row table:style-name="ro1">
          <table:table-cell table:style-name="ce24"/>
          <table:table-cell table:style-name="ce26" office:value-type="string" calcext:value-type="string">
            <text:p>FICHIER VALIDE</text:p>
          </table:table-cell>
          <table:table-cell table:style-name="ce26" office:value-type="string" calcext:value-type="string">
            <text:p>MÉTADONNÉES COMPLÈTES</text:p>
          </table:table-cell>
          <table:table-cell table:style-name="ce30" table:number-columns-repeated="1021"/>
        </table:table-row>
        <table:table-row table:style-name="ro2">
          <table:table-cell office:value-type="string" calcext:value-type="string">
            <text:p>adibert_avis_1687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anon_instructions-divers-sujets_1710_convert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anonyme_caracteres-ecriture-sainte_1698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anonyme_nouveaux-essais-morale_1691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auzou_discours-plaisirs-populaires_1834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bastide_lettre-rousseau_1758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bellegarde_lettres-curieuses_1702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boieldieu_influence-theatre_1804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bonnefons_science-chrestien_1646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borromee_traite-contre-danses_1664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rdaloue_sermons_1768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ree_sermon-contre-comedie_170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rsault_lettre-marquise_1697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tteville_essais-sermons_1697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mus_lecons-exemplaires_1632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lot_panegyrici_1631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rnay_pedagogue-familles-chrestiennes_1662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tel_discours-sur-spectacles_1833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dier_famille-sainte_1666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urbeville-collier_critique-theatre-anglois_171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ustel_sentimens-des-peres_1694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ncourt_lettre-a-freron_1760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echier_lettre-abbe-menard_1782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nin_des-comediens_182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nin_encore-des-comediens_182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uerne_epitre_1761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ulot_instructions-sur-spectacles_1823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rieu_traite-devotion_167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font-de-saint-yenne_lettre-a-gresset_1759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grange_refutation_1694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louette_histoire-de-la-comedie_1697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mare_traite-police_170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met-fromageau_dictionnaire-cas-conscience_1733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placette_reflexions-chretiennes_1707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tour_reflexions-t1_1763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tour_reflexions-t2_1763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tour_reflexions-t3_176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tour_reflexions-t4_176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val_laval-a-rousseau_1758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jeune_missionnaire-oratoire_1689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montel_apologie-du-theatre_1759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sle_essai-sur-comedie_1752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zieres_critique-livre-contre-spectacles_1760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rray_danger-des-spectacles_1824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garet_sur-spectacles_1802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trizi-trad-trigou_republique_1589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it_apologie_176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ntas_dictionnaire-cas-conscience_1724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coboni_reformation_1767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vet_spectaculis-theatralibus_1632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lland-du-plessis_remonstrances-au-roi_1588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int-pierre_projet-spectacles-utiles_1726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cousse_lettre-cure_1760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nault_monarque_1661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nen_sermons_1769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rel_connaissance-bons-livres_1671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ffren_annee-chretienne_1640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tullien-trad-caubere_traite-spectacles_1733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aret_education-chretienne-enfants_1666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ron_discipline-eglises-reformees_1643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ximenez_lettre-rousseau_1758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yves_agent-dieu_1658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yves_morales-chrestiennes_1643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25"/>
          <table:table-cell table:style-name="ce9" office:value-type="string" calcext:value-type="string">
            <text:p>FICHIERS VALIDES</text:p>
          </table:table-cell>
          <table:table-cell table:style-name="ce29" office:value-type="string" calcext:value-type="string">
            <text:p>FICHIERS INVALIDES</text:p>
          </table:table-cell>
          <table:table-cell table:style-name="ce32" table:number-columns-repeated="1021"/>
        </table:table-row>
        <table:table-row table:style-name="ro2">
          <table:table-cell table:style-name="ce53" office:value-type="string" calcext:value-type="string">
            <text:p>TO DO </text:p>
          </table:table-cell>
          <table:table-cell table:style-name="ce75" table:formula="of:=SUM([.B69]-[.B68])" office:value-type="float" office:value="0" calcext:value-type="float">
            <text:p>0</text:p>
          </table:table-cell>
          <table:table-cell table:style-name="ce75" table:formula="of:=SUM([.B69]-[.C68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53" office:value-type="string" calcext:value-type="string">
            <text:p>DONE </text:p>
          </table:table-cell>
          <table:table-cell table:style-name="ce75" table:formula="of:=SUM([.B2:.B64])" office:value-type="float" office:value="63" calcext:value-type="float">
            <text:p>63</text:p>
          </table:table-cell>
          <table:table-cell table:style-name="ce75" table:formula="of:=SUM([.C2:.C64])" office:value-type="float" office:value="63" calcext:value-type="float">
            <text:p>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mbre de fichiers : </text:p>
          </table:table-cell>
          <table:table-cell table:style-name="ce10" office:value-type="float" office:value="63" calcext:value-type="float">
            <text:p>63</text:p>
          </table:table-cell>
          <table:table-cell table:number-columns-repeated="1022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 style:data-style-name="N2" text:time-value="10:59:00.0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1:56:29.461000000</meta:creation-date>
    <meta:generator>LibreOffice/6.0.6.2$Windows_X86_64 LibreOffice_project/0c292870b25a325b5ed35f6b45599d2ea4458e77</meta:generator>
    <dc:date>2019-04-25T17:04:18.092000000</dc:date>
    <meta:editing-duration>PT9H6M4S</meta:editing-duration>
    <meta:editing-cycles>47</meta:editing-cycles>
    <meta:document-statistic meta:table-count="3" meta:cell-count="1053" meta:object-count="0"/>
  </office:meta>
</office:document-meta>
</file>